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 style:master-page-name="Standard">
      <style:paragraph-properties style:page-number="auto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/>
      <style:text-properties style:font-name="Times New Roman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B_Capstone_Email_Template_v1</text:p>
      <text:p text:style-name="P1"/>
      <text:p text:style-name="P1"/>
      <text:p text:style-name="P1">Subject: A Capstone for Software Developers Who Still Believe in People</text:p>
      <text:p text:style-name="P2">Dear [Professor/Coordinator Name],<text:line-break/><text:line-break/>Would your students like to help us build a civic tech platform that future protest movements will rely on?<text:line-break/><text:line-break/>GroupBuild is an open-source project where coders, designers, and ethical AI engineers collaborate across borders, to create tools for real-time, anonymous-yet-accountable public decision-making. <text:s/>Think: decentralized organizing, AI-moderators with integrity, and democratic voting that evolves with the people — not against them. <text:line-break/><text:line-break/>This is a Capstone/Internship opportunity for students who want their code to protect rights, not monetize attention. <text:s/>We're a startup team — globally distributed, hierarchically flat, and bonded by shared purpose. </text:p>
      <text:p text:style-name="P2">Some of our core modules include:<text:line-break/>- Anonymous group creation with trust-calibrated roles<text:line-break/>- Real-time collaborative voting on evolving options<text:line-break/>- Ethical-AI content tagging and behavior moderation<text:line-break/>- Map-based listings for grassroots events (e.g. protests, boycotts, town halls)</text:p>
      <text:p text:style-name="P4">We align with university Capstone and internship requirements, and offer mentorship from a highly successful startup founder, ethical technologists, and open-source advocates. <text:line-break/><text:line-break/>If you’re advising students who still believe code can be a weapon for good — we’d love to meet them.<text:line-break/><text:line-break/>Thanks for helping shape the next wave of purpose-driven developers.<text:line-break/><text:line-break/>Regards,</text:p>
      <text:p text:style-name="P4"><text:line-break/>Rick Ballard<text:line-break/>Co-Founder, GroupBuild</text:p>
      <text:p text:style-name="P4">Mobile: +1.416.414.8100</text:p>
      <text:p text:style-name="P4">Email: <text:a xlink:type="simple" xlink:href="mailto:rick@groupbuild.org" text:style-name="Internet_20_link" text:visited-style-name="Visited_20_Internet_20_Link">rick@groupbuild.org</text:a></text:p>
      <text:p text:style-name="P4">Bio: <text:a xlink:type="simple" xlink:href="http://www.linkedin.com/in/richardballard" text:style-name="Internet_20_link" text:visited-style-name="Visited_20_Internet_20_Link">www.linkedin.com/in/richardballard</text:a></text:p>
      <text:p text:style-name="P2"/>
      <text:p text:style-name="P2">Attachment:</text:p>
      <text:p text:style-name="P2"><text:line-break/>📄 Capstone Brie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6-20T22:57:47.07</dc:date>
    <meta:editing-duration>PT8M53S</meta:editing-duration>
    <meta:generator>OpenOffice/4.1.15$Win32 OpenOffice.org_project/4115m2$Build-9813</meta:generator>
    <dc:creator>Rick Ballard</dc:creator>
    <meta:document-statistic meta:table-count="0" meta:image-count="0" meta:object-count="0" meta:page-count="1" meta:paragraph-count="11" meta:word-count="211" meta:character-count="15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